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tarSymbol" style:font-charset="x-symbol" svg:font-family="Star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Normal" style:family="paragraph">
      <style:text-properties fo:language="en" fo:country="US"/>
    </style:style>
    <style:style style:name="P3" style:parent-style-name="ListParagraph" style:family="paragraph"/>
    <style:style style:name="P4" style:parent-style-name="ListParagraph" style:family="paragraph">
      <style:text-properties fo:language="en" fo:country="US"/>
    </style:style>
    <style:style style:name="P5" style:parent-style-name="ListParagraph" style:family="paragraph"/>
    <style:style style:name="P6" style:parent-style-name="ListParagraph" style:family="paragraph"/>
    <style:style style:name="P7" style:parent-style-name="ListParagraph" style:family="paragraph"/>
    <style:style style:name="P8" style:parent-style-name="ListParagraph" style:family="paragraph"/>
    <style:style style:name="P9" style:parent-style-name="ListParagraph" style:family="paragraph"/>
    <style:style style:name="P10" style:parent-style-name="ListParagraph" style:family="paragraph"/>
    <style:style style:name="P11"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T12" style:parent-style-name="DefaultParagraphFont" style:family="text">
      <style:text-properties style:font-name-complex="Times New Roman"/>
    </style:style>
    <style:style style:name="T13" style:parent-style-name="DefaultParagraphFont" style:family="text">
      <style:text-properties style:font-name-complex="Times New Roman"/>
    </style:style>
  </office:automatic-styles>
  <office:body>
    <office:text text:use-soft-page-breaks="true">
      <text:p text:style-name="P1">Pie<text:s/>(basisrecept)</text:p>
      <text:p text:style-name="P2">Basic (shortcrust) pie deeg:</text:p>
      <text:list text:style-name="LFO1" text:continue-numbering="true">
        <text:list-item>
          <text:p text:style-name="P3">250 g bloem</text:p>
        </text:list-item>
        <text:list-item>
          <text:p text:style-name="P4">125 g koude plantenmargarine (of boter)<text:s/></text:p>
        </text:list-item>
        <text:list-item>
          <text:p text:style-name="P5">halve theelepel zout</text:p>
        </text:list-item>
        <text:list-item>
          <text:p text:style-name="P6">90 (of<text:s/>100)<text:s/>ml koud water (of melk)</text:p>
        </text:list-item>
      </text:list>
      <text:p text:style-name="Normal"/>
      <text:p text:style-name="Normal">Extra voor hartige pie (bijv. voor prei-pie):</text:p>
      <text:list text:style-name="LFO1" text:continue-numbering="true">
        <text:list-item>
          <text:p text:style-name="P7">50 g geraspte kaas (oid)</text:p>
        </text:list-item>
        <text:list-item>
          <text:p text:style-name="P8">bij de vulling passende kruiden</text:p>
        </text:list-item>
      </text:list>
      <text:p text:style-name="Normal"/>
      <text:p text:style-name="Normal">Extra voor zoete pie (bijv. voor pumpkin pie):</text:p>
      <text:list text:style-name="LFO1" text:continue-numbering="true">
        <text:list-item>
          <text:p text:style-name="P9">50 g suiker</text:p>
        </text:list-item>
        <text:list-item>
          <text:p text:style-name="P10">beetje citroenschil of citroenrasp</text:p>
        </text:list-item>
      </text:list>
      <text:p text:style-name="P11"/>
      <text:p text:style-name="Normal"/>
      <text:p text:style-name="Normal">Voor het pie deeg<text:s/>(Engelsen noemen dat ‘shortcrust pie deeg’)<text:s/>gebruiken we de keukenmachine met snijmessen, zodat het deeg koud blijft.<text:span text:style-name="FootnoteReference"><text:note text:note-class="footnote" text:id="_ftn0"><text:note-citation>1</text:note-citation><text:note-body><text:p text:style-name="FootnoteText"><text:s/>BBC heeft een 2-min<text:s/>instructiefilmpje:<text:s/><text:a xlink:href="https://www.bbcgoodfood.com/videos/techniques/how-make-shortcrust-pastry" office:target-frame-name="_top" xlink:show="replace"><text:span text:style-name="Hyperlink">https://www.bbcgoodfood.com/videos/techniques/how-make-shortcrust-pastry</text:span></text:a></text:p></text:note-body></text:note></text:span><text:s/></text:p>
      <text:p text:style-name="Normal"/>
      <text:p text:style-name="Normal">Doe de bloem in de kom van de keukenmachine. Snij de<text:s/>(koude, recht uit de koelkast komende)<text:s/>margarine in stukken en voeg die erbij.<text:s/>Voeg de suiker, zout, kaas, kruiden – of wat je er nog maar meer in wilt hebben – meteen maar bij.<text:s/>Snij de hele boel in een seconde of 10-20 helemaal aan gort zodat er alleen kleine kruimels overblijven. Meteen nadat je<text:s/>90 ml<text:s/>water of melk hebt toegevoegd snij je nog een seconde of 5-10 totdat er plakkerige<text:s/>kleine klontjes<text:s/>ontstaan.<text:s/>Als je teveel vocht toevoegt wordt het meteen een grote klont en krijg je een ‘chewy’ deeg. Je moet er een zo droog mogelijke maar wel samenhangende bal van kunnen die niet uit elkaar valt wanneer je hem tot een plak gaat uitrollen. Nu hoef je alleen maar die bal te maken. Doe dat zo snel mogelijk – kneden of langer bewerken kan het deeg taai maken. Zet de bal<text:s/>afgedekt (of in plastic folie)<text:s/>voor<text:s/>in de koelkast te zetten<text:s/>(minstens een kwartier, liefst langer, max. 2 dagen). Je kunt hem evt. ook invriezen voor later gebruik<text:s/>(max 2 maanden).</text:p>
      <text:p text:style-name="Normal"/>
      <text:p text:style-name="Normal">Nu kun je de vulling maken. Je hebt er immers alle tijd voor!</text:p>
      <text:p text:style-name="Normal"/>
      <text:p text:style-name="Normal">Je kunt het pie-deeg voorbakken: oven op 220<text:span text:style-name="T12"><text:s/>º</text:span>C voorverwarmen. Deeg uitrollen zo groot als de vorm die wilt gaan gebruiken (springvorm, vlaaivorm, het maakt niet uit). Deeg in de (ingevette) vorm doen. Half uur bakken (als je een nepvulling gebruikt kan je die er na 15 min weer uithalen – voor de vlaaivorm is dat niet nodig).<text:s/></text:p>
      <text:p text:style-name="Normal"/>
      <text:p text:style-name="Normal">De oven temperen (hangt af van de vulling, zeg naar 160<text:span text:style-name="T13"><text:s/>º</text:span>C).<text:s/>Dan de vulling<text:s/>erin en nog een half uur of zo bakken.</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tarSymbol" style:font-charset="x-symbol" svg:font-family="Star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nl" style:country-asian="NL"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1388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FootnoteSymbol" style:display-name="Footnote Symbol"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6.6%"/>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style:text-properties style:font-name="Cambria" style:font-name-asian="Times New Roman" style:font-name-complex="Times New Roman" fo:color="#17365D" fo:letter-spacing="0.0034in"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hyphenate="fals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FootnoteText" style:display-name="Footnote Text" style:family="paragraph" style:parent-style-name="Normal">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6.6%"/>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Times New Roman" style:font-name-asian="Lucida Sans Unicode"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 J</meta:initial-creator>
    <dc:creator>Rieks</dc:creator>
    <meta:creation-date>2014-01-26T13:56:00Z</meta:creation-date>
    <dc:date>2020-05-06T06:09:00Z</dc:date>
    <meta:print-date>2020-05-05T15:06:00Z</meta:print-date>
    <meta:template xlink:href="Normal.dotm" xlink:type="simple"/>
    <meta:editing-cycles>7</meta:editing-cycles>
    <meta:editing-duration>PT57540S</meta:editing-duration>
    <meta:user-defined meta:name="Info 1"/>
    <meta:user-defined meta:name="Info 2"/>
    <meta:user-defined meta:name="Info 3"/>
    <meta:user-defined meta:name="Info 4"/>
    <meta:user-defined meta:name="Docear4Word_StyleTitle">Springer LNCS</meta:user-defined>
    <meta:document-statistic meta:page-count="1" meta:paragraph-count="20" meta:word-count="365" meta:character-count="2000" meta:row-count="41" meta:non-whitespace-character-count="1655"/>
  </office:meta>
</office:document-meta>
</file>